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3" style:family="graphic" style:parent-style-name="standard">
      <style:graphic-properties draw:marker-end="Стили_20_стрелок_20_1" draw:textarea-vertical-align="middle"/>
    </style:style>
    <style:style style:name="gr4" style:family="graphic" style:parent-style-name="standard">
      <style:graphic-properties draw:stroke="none" draw:fill="none" fo:min-height="0.589cm"/>
      <style:paragraph-properties style:writing-mode="lr-tb"/>
    </style:style>
    <style:style style:name="gr5" style:family="graphic" style:parent-style-name="standard">
      <style:graphic-properties draw:marker-end="Стили_20_стрелок_20_2" draw:textarea-vertical-align="middle"/>
    </style:style>
    <style:style style:name="gr6" style:family="graphic" style:parent-style-name="standard">
      <style:graphic-properties draw:stroke="none" draw:fill="none" fo:min-height="0.75cm"/>
      <style:paragraph-properties style:writing-mode="lr-tb"/>
    </style:style>
    <style:style style:name="gr7" style:family="graphic" style:parent-style-name="standard">
      <style:graphic-properties draw:marker-end="Стили_20_стрелок_20_3" draw:textarea-vertical-align="middle"/>
    </style:style>
    <style:style style:name="gr8" style:family="graphic" style:parent-style-name="standard">
      <style:graphic-properties draw:marker-end="Стили_20_стрелок_20_5" draw:textarea-vertical-align="middle"/>
    </style:style>
    <style:style style:name="gr9" style:family="graphic" style:parent-style-name="standard">
      <style:graphic-properties draw:marker-end="Стили_20_стрелок_20_4" draw:textarea-vertical-align="middle"/>
    </style:style>
    <style:style style:name="gr10" style:family="graphic" style:parent-style-name="standard">
      <style:graphic-properties draw:marker-end="Стили_20_стрелок_20_6" draw:textarea-vertical-align="middle"/>
    </style:style>
    <style:style style:name="gr11" style:family="graphic" style:parent-style-name="standard">
      <style:graphic-properties draw:marker-end="Стили_20_стрелок_20_7" draw:textarea-vertical-align="middle"/>
    </style:style>
    <style:style style:name="gr12" style:family="graphic" style:parent-style-name="standard">
      <style:graphic-properties draw:marker-end="Стили_20_стрелок_20_8" draw:textarea-vertical-align="middle"/>
    </style:style>
    <style:style style:name="gr13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/>
      <style:text-properties fo:font-style="italic" style:font-style-asian="italic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5cm" svg:height="3.25cm" svg:x="7.6cm" svg:y="2.15cm">
          <text:p text:style-name="P1"><text:span text:style-name="T1">Do tou have a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3.25cm" svg:height="1.75cm" svg:x="23.9cm" svg:y="11.65cm">
          <text:p text:style-name="P1"><text:span text:style-name="T2">Provide contact details of groom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3.25cm" svg:x="13.65cm" svg:y="4.9cm">
          <text:p text:style-name="P1"><text:span text:style-name="T3">Long-haired or short-hair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12.6cm" svg:y1="3.775cm" svg:x2="16.15cm" svg:y2="4.9cm" draw:start-shape="id1" draw:start-glue-point="7" draw:end-shape="id2" draw:end-glue-point="4" svg:d="M12600 3775h3550v1125" svg:viewBox="0 0 3551 1126">
          <text:p/>
        </draw:connector>
        <draw:frame draw:style-name="gr4" draw:text-style-name="P3" draw:layer="layout" svg:width="1.632cm" svg:height="0.839cm" svg:x="13.7cm" svg:y="2.9cm">
          <draw:text-box>
            <text:p><text:span text:style-name="T4">Yes</text:span></text:p>
          </draw:text-box>
        </draw:frame>
        <draw:custom-shape draw:style-name="gr1" draw:text-style-name="P1" xml:id="id3" draw:id="id3" draw:layer="layout" svg:width="5cm" svg:height="3.25cm" svg:x="19.4cm" svg:y="7.9cm">
          <text:p text:style-name="P1"><text:span text:style-name="T1">Do you need contact de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8.65cm" svg:y1="6.525cm" svg:x2="21.9cm" svg:y2="7.9cm" draw:start-shape="id2" draw:start-glue-point="7" draw:end-shape="id3" draw:end-glue-point="4" svg:d="M18650 6525h3250v1375" svg:viewBox="0 0 3251 1376">
          <text:p/>
        </draw:connector>
        <draw:frame draw:style-name="gr6" draw:text-style-name="P3" draw:layer="layout" svg:width="4.882cm" svg:height="1cm" svg:x="17.718cm" svg:y="5.9cm">
          <draw:text-box>
            <text:p text:style-name="P4"><text:span text:style-name="T3">Long-haired</text:span></text:p>
          </draw:text-box>
        </draw:frame>
        <draw:connector draw:style-name="gr7" draw:text-style-name="P2" draw:layer="layout" svg:x1="24.4cm" svg:y1="9.525cm" svg:x2="25.525cm" svg:y2="11.65cm" draw:start-shape="id3" draw:start-glue-point="7" draw:end-shape="id4" draw:end-glue-point="0" svg:d="M24400 9525h1125v2125" svg:viewBox="0 0 1126 2126">
          <text:p/>
        </draw:connector>
        <draw:frame draw:style-name="gr6" draw:text-style-name="P3" draw:layer="layout" svg:width="4.882cm" svg:height="1cm" svg:x="24.25cm" svg:y="8.85cm">
          <draw:text-box>
            <text:p><text:span text:style-name="T5">Yes</text:span></text:p>
          </draw:text-box>
        </draw:frame>
        <draw:custom-shape draw:style-name="gr2" draw:text-style-name="P1" xml:id="id5" draw:id="id5" draw:layer="layout" svg:width="3.25cm" svg:height="1.75cm" svg:x="8.5cm" svg:y="11.65cm">
          <text:p text:style-name="P1"><text:span text:style-name="T2">Provide the address of the pet store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882cm" svg:height="1cm" svg:x="18.35cm" svg:y="8.85cm">
          <draw:text-box>
            <text:p><text:span text:style-name="T5">No</text:span></text:p>
          </draw:text-box>
        </draw:frame>
        <draw:connector draw:style-name="gr8" draw:text-style-name="P2" draw:layer="layout" svg:x1="13.65cm" svg:y1="6.525cm" svg:x2="10.125cm" svg:y2="11.65cm" draw:start-shape="id2" draw:start-glue-point="5" draw:end-shape="id5" draw:end-glue-point="0" svg:d="M13650 6525h-3525v5125" svg:viewBox="0 0 3526 5126">
          <text:p/>
        </draw:connector>
        <draw:frame draw:style-name="gr6" draw:text-style-name="P3" draw:layer="layout" svg:width="4.882cm" svg:height="1cm" svg:x="9.418cm" svg:y="5.9cm">
          <draw:text-box>
            <text:p text:style-name="P4"><text:span text:style-name="T3">Short-haired</text:span></text:p>
          </draw:text-box>
        </draw:frame>
        <draw:connector draw:style-name="gr9" draw:text-style-name="P2" draw:layer="layout" svg:x1="19.4cm" svg:y1="9.525cm" svg:x2="11.75cm" svg:y2="12.525cm" draw:start-shape="id3" draw:start-glue-point="5" draw:end-shape="id5" draw:end-glue-point="1" svg:d="M19400 9525h-3825v3000h-3825" svg:viewBox="0 0 7651 3001">
          <text:p/>
        </draw:connector>
        <draw:custom-shape draw:style-name="gr2" draw:text-style-name="P1" xml:id="id7" draw:id="id7" draw:layer="layout" svg:width="3.25cm" svg:height="1.75cm" svg:x="8.5cm" svg:y="16.05cm">
          <text:p text:style-name="P1"><text:span text:style-name="T2">EN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25cm" svg:height="1.75cm" svg:x="2.4cm" svg:y="5.55cm">
          <text:p text:style-name="P1"><text:span text:style-name="T6">When you get a cat, come to us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7.6cm" svg:y1="3.775cm" svg:x2="4.025cm" svg:y2="5.55cm" draw:start-shape="id1" draw:start-glue-point="5" draw:end-shape="id6" draw:end-glue-point="0" svg:d="M7600 3775h-3575v1775" svg:viewBox="0 0 3576 1776">
          <text:p/>
        </draw:connector>
        <draw:connector draw:style-name="gr11" draw:text-style-name="P2" draw:layer="layout" svg:x1="4.025cm" svg:y1="7.3cm" svg:x2="8.5cm" svg:y2="16.925cm" draw:start-shape="id6" draw:start-glue-point="2" draw:end-shape="id7" draw:end-glue-point="3" svg:d="M4025 7300v9625h4475" svg:viewBox="0 0 4476 9626">
          <text:p/>
        </draw:connector>
        <draw:connector draw:style-name="gr12" draw:text-style-name="P2" draw:layer="layout" svg:x1="10.125cm" svg:y1="13.4cm" svg:x2="10.125cm" svg:y2="16.05cm" draw:start-shape="id5" draw:start-glue-point="2" draw:end-shape="id7" draw:end-glue-point="0" svg:d="M10125 13400v2650" svg:viewBox="0 0 1 2651">
          <text:p/>
        </draw:connector>
        <draw:frame draw:style-name="gr4" draw:text-style-name="P3" draw:layer="layout" svg:width="1.632cm" svg:height="0.839cm" svg:x="5.5cm" svg:y="2.9cm">
          <draw:text-box>
            <text:p><text:span text:style-name="T4">No</text:span></text:p>
          </draw:text-box>
        </draw:frame>
        <draw:frame draw:style-name="gr13" draw:text-style-name="P6" draw:layer="layout" svg:width="25.438cm" svg:height="0.75cm" svg:x="1.312cm" svg:y="19cm">
          <draw:text-box>
            <text:p text:style-name="P5"><text:span text:style-name="T7">This algorithm requires minimum 4 decision-coverage tests to cover 100% of all decisions (and statements/instruction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15:27:19.050624473</meta:creation-date>
    <dc:date>2023-09-21T11:32:05.845462103</dc:date>
    <meta:editing-duration>PT2M28S</meta:editing-duration>
    <meta:editing-cycles>2</meta:editing-cycles>
    <meta:generator>LibreOffice/7.3.7.2$Linux_X86_64 LibreOffice_project/30$Build-2</meta:generator>
    <meta:document-statistic meta:object-count="22"/>
  </office:meta>
</office:document-meta>
</file>